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event_view.display_date('investigationStart')</text:text-input></text:span><text:span text:style-name="T12"><text:s/>au</text:span><text:text-input text:description="">  event_view.display_date('investigationEnd'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event_view.display_date('investigationStart')</text:text-input></text:span><text:span text:style-name="T12"><text:s/>au</text:span><text:text-input text:description="">  event_view.display_date('investigationEnd'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event_view.display_date('investigationStart')</text:text-input></text:span><text:span text:style-name="T12"><text:s/>au</text:span><text:text-input text:description="">  event_view.display_date('investigationEnd'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2" svg:font-family="Calibri"/>
    <style:font-face style:font-family-generic="swiss" style:name="DejaVu Sans2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master-page-name="" style:name="P3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master-page-name="" style:name="P4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arial" style:font-size-asian="25pt" style:font-size-complex="25pt" style:font-style-asian="italic" style:font-style-complex="italic"/>
    </style:style>
    <style:style style:family="paragraph" style:master-page-name="" style:name="P5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arial" style:font-size-asian="25pt" style:font-size-complex="25pt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arial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8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arial" style:font-size-asian="25pt" style:font-size-complex="25pt" style:font-weight-asian="normal" style:font-weight-complex="normal" style:text-underline-style="none" style:use-window-font-color="true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2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arial" style:font-size-asian="25pt" style:font-size-complex="25pt"/>
    </style:style>
    <style:style style:family="paragraph" style:name="P15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arial" style:font-size-asian="22pt" style:font-size-complex="22pt"/>
    </style:style>
    <style:style style:family="paragraph" style:name="P16" style:parent-style-name="Text_20_body">
      <style:text-properties style:font-name="arial"/>
    </style:style>
    <style:style style:family="paragraph" style:name="P17" style:parent-style-name="Text_20_body">
      <style:text-properties fo:font-size="25pt" style:font-name="arial" style:font-size-asian="21.8500003814697pt" style:font-size-complex="25pt"/>
    </style:style>
    <style:style style:family="paragraph" style:name="P18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9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20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arial" style:font-size-asian="25pt" style:font-size-complex="25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master-page-name="Standard" style:name="P23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list-style-name="L1" style:name="P24" style:parent-style-name="Text_20_body">
      <style:paragraph-properties fo:line-height="100%" fo:margin-bottom="0cm" fo:margin-top="0cm" loext:contextual-spacing="false" style:writing-mode="page"/>
      <style:text-properties fo:font-size="25pt" style:font-name="arial" style:font-size-asian="25pt" style:font-size-complex="25pt"/>
    </style:style>
    <style:style style:family="paragraph" style:list-style-name="L2" style:name="P2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26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7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fo:font-weight="bold" fo:letter-spacing="-0.039cm"/>
    </style:style>
    <style:style style:family="text" style:name="T21">
      <style:text-properties fo:font-weight="bold" fo:letter-spacing="-0.085cm"/>
    </style:style>
    <style:style style:family="text" style:name="T22">
      <style:text-properties style:text-line-through-style="none" style:text-line-through-type="none"/>
    </style:style>
    <style:style style:family="text" style:name="T23">
      <style:text-properties fo:color="#000000"/>
    </style:style>
    <style:style style:family="text" style:name="T2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7">
      <style:text-properties fo:font-size="25pt" style:font-size-asian="21.8500003814697pt" style:font-size-complex="25pt"/>
    </style:style>
    <style:style style:family="text" style:name="T28">
      <style:text-properties fo:background-color="#ffff00" fo:font-style="italic" loext:char-shading-value="0" style:font-style-asian="italic" style:font-style-complex="italic"/>
    </style:style>
    <style:style style:family="text" style:name="T29">
      <style:text-properties fo:font-weight="normal" style:font-weight-asian="normal" style:font-weight-complex="normal"/>
    </style:style>
    <style:style style:family="text" style:name="T30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31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2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33">
      <style:text-properties fo:font-style="normal" fo:font-weight="bold" style:font-style-asian="normal" style:font-style-complex="normal" style:font-weight-asian="bold" style:font-weight-complex="bold"/>
    </style:style>
    <style:style style:family="text" style:name="T34">
      <style:text-properties style:font-name="arial"/>
    </style:style>
    <style:style style:family="text" style:name="T35">
      <style:text-properties fo:font-size="25pt" style:font-name="arial" style:font-size-asian="25pt" style:font-size-complex="25pt"/>
    </style:style>
    <style:style style:family="text" style:name="T36">
      <style:text-properties fo:font-size="25pt" officeooo:rsid="0009c903" style:font-name="arial" style:font-size-asian="25pt" style:font-size-complex="25pt"/>
    </style:style>
    <style:style style:family="text" style:name="T37">
      <style:text-properties fo:background-color="transparent" fo:font-size="25pt" fo:font-weight="normal" loext:char-shading-value="0" officeooo:rsid="00362119" style:font-name="arial" style:font-size-asian="25pt" style:font-size-complex="25pt" style:font-weight-asian="normal" style:font-weight-complex="normal"/>
    </style:style>
    <style:style style:family="text" style:name="T38">
      <style:text-properties fo:country="BE" fo:font-size="25pt" fo:language="fr" style:font-name="arial" style:font-name-asian="Calibri4" style:font-name-complex="Calibri4" style:font-size-asian="25pt" style:font-size-complex="25pt"/>
    </style:style>
    <style:style style:family="text" style:name="T39">
      <style:text-properties fo:background-color="#ffff00" fo:country="BE" fo:font-size="25pt" fo:font-style="italic" fo:language="fr" loext:char-shading-value="0" style:font-name="arial" style:font-name-asian="Calibri4" style:font-name-complex="Calibri4" style:font-size-asian="25pt" style:font-size-complex="25pt" style:font-style-asian="italic" style:font-style-complex="italic"/>
    </style:style>
    <style:style style:family="text" style:name="T40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1">
      <style:text-properties fo:font-size="25pt" fo:font-style="normal" fo:font-weight="bold" officeooo:rsid="0009c903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42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43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44">
      <style:text-properties fo:background-color="#ffff00" fo:font-size="25pt" fo:font-style="italic" loext:char-shading-value="0" style:font-name="arial" style:font-size-asian="25pt" style:font-size-complex="25pt" style:font-style-asian="italic" style:font-style-complex="italic"/>
    </style:style>
    <style:style style:family="text" style:name="T45">
      <style:text-properties officeooo:rsid="0009c903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48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9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0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1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3">ANNEXE 25</text:p>
      <text:p text:style-name="P8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text:style-name="WWNum1" xml:id="list2903759929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licence_view.get_parcels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name="Section3" text:style-name="Sect1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name="Section4" text:style-name="Sect1">
        <text:p text:style-name="P17"/>
      </text:section>
      <text:p text:style-name="P8">Le dossier peut être consulté les jours ouvrables :</text:p>
      <text:p text:style-name="P4">à remplir</text:p>
      <text:list text:style-name="L1" xml:id="list1174004130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event_view.display_date('investigationStart')</text:text-input></text:span><text:span text:style-name="T12"><text:s/>au</text:span><text:text-input text:description="">  event_view.display_date('investigationEnd')</text:text-input><text:span text:style-name="T1"> <text:s/></text:span><text:span text:style-name="T29">au collège</text:span><text:span text:style-name="T1"> </text:span><text:span text:style-name="T29">communal</text:span> :</text:p>
      <text:list text:style-name="L2" xml:id="list3299901099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" svg:font-family="OpenSymbol"/>
    <style:font-face style:name="StarSymbol1" svg:font-family="StarSymbol"/>
    <style:font-face style:name="Calibri2" svg:font-family="Calibri" style:font-family-generic="swiss"/>
    <style:font-face style:name="DejaVu Sans2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3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3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2-19T08:28:46.536180444</dc:date>
    <meta:print-date>2017-09-14T11:53:02.697000000</meta:print-date>
    <meta:editing-cycles>139</meta:editing-cycles>
    <meta:editing-duration>PT22H51M19S</meta:editing-duration>
    <meta:printed-by>Alain BOLLY</meta:printed-by>
    <meta:document-statistic meta:table-count="0" meta:image-count="2" meta:object-count="0" meta:page-count="1" meta:paragraph-count="34" meta:word-count="418" meta:character-count="2612" meta:non-whitespace-character-count="2244"/>
    <meta:user-defined meta:name="Info 1"/>
    <meta:user-defined meta:name="Info 2"/>
    <meta:user-defined meta:name="Info 3"/>
    <meta:user-defined meta:name="Info 4"/>
  </office:meta>
</office:document-meta>
</file>